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orn Shuffle</text:p>
      <text:p text:style-name="Standard"/>
      <text:p text:style-name="Standard">Harry the squirrel wants to perform a party trick of shuffling his acorns. He wants the other forest animals to guess the acorns’ original positions after the shuffles. He will have N (1 &lt;= N &lt;= 100) acorns and shuffle them 3 times in a row. The initial position of the acorns will be marked as position 1, position 2, position 3...etc. for the first acorn, second acorn, third acorn, etc. up to N. </text:p>
      <text:p text:style-name="Standard"/>
      <text:p text:style-name="Standard">When a shuffle is performed, the acorns will be moved from their previous position (i) to the new position (ai). Each i is in range (1...N). All acorns will move to the new position after a shuffle. There are no overlapping new positions. For example, two acorns will not be moved to the same position.</text:p>
      <text:p text:style-name="Standard"/>
      <text:p text:style-name="Standard">Each acorn has a unique 7-digit ID number. Given the new position of each acorn after 3 shuffles, calculate the acorns’ original position. </text:p>
      <text:p text:style-name="Standard"/>
      <text:p text:style-name="Standard">INPUT FORMAT</text:p>
      <text:p text:style-name="Standard"/>
      <text:p text:style-name="Standard">Line 1: N (number of acorns)</text:p>
      <text:p text:style-name="Standard">Line 2: N integers of the acorns’ positions (a1, a2,..aN)</text:p>
      <text:p text:style-name="Standard">Line 3: The acorns’ positions after 3 shuffles have been performed, followed by their ID numbers.</text:p>
      <text:p text:style-name="Standard"/>
      <text:p text:style-name="Standard">OUTPUT FORMAT</text:p>
      <text:p text:style-name="Standard"/>
      <text:p text:style-name="Standard">N lines consisting of the acorns’ ID number per line. Each line represents the position of the acorns. For example, the first line is position 1.</text:p>
      <text:p text:style-name="Standard"/>
      <text:p text:style-name="Standard">SAMPLE INPUT</text:p>
      <text:p text:style-name="Standard"/>
      <text:p text:style-name="Standard">4</text:p>
      <text:p text:style-name="Standard">4 2 1 3</text:p>
      <text:p text:style-name="Standard">3725622 4710563 3982712 5482619</text:p>
      <text:p text:style-name="Standard">SAMPLE OUTPUT</text:p>
      <text:p text:style-name="Standard"/>
      <text:p text:style-name="Standard">3725622</text:p>
      <text:p text:style-name="Standard">4710563</text:p>
      <text:p text:style-name="Standard">3982712</text:p>
      <text:p text:style-name="Standard">5482619</text:p>
      <text:p text:style-name="Standard">The output after each shuffle:</text:p>
      <text:p text:style-name="Standard"/>
      <text:p text:style-name="Standard">original positions <text:s text:c="7"/>: 3725622 <text:s text:c="3"/>4710563 <text:s text:c="3"/>3982712 <text:s text:c="3"/>5482619 <text:s text:c="3"/>=&gt; expected output</text:p>
      <text:p text:style-name="Standard">after the first shuffle <text:s text:c="2"/>: 3982712 <text:s text:c="3"/>4710563 <text:s text:c="3"/>5482619 <text:s text:c="3"/>3725622 <text:s text:c="3"/></text:p>
      <text:p text:style-name="Standard">after the second shuffle <text:s/>: 5482619 <text:s text:c="3"/>4710563 <text:s text:c="3"/>3725622 <text:s text:c="3"/>3982712 </text:p>
      <text:p text:style-name="Standard">after the third shuffle <text:s text:c="2"/>: 3725622 <text:s text:c="3"/>4710563 <text:s text:c="3"/>3982712 <text:s text:c="3"/>5482619 <text:s text:c="3"/>=&gt; the given input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7T13:51:48.365000000</meta:creation-date>
    <meta:print-date>2022-05-27T13:52:00.553000000</meta:print-date>
    <dc:date>2022-05-27T13:52:43.406000000</dc:date>
    <meta:editing-duration>PT55S</meta:editing-duration>
    <meta:editing-cycles>1</meta:editing-cycles>
    <meta:document-statistic meta:table-count="0" meta:image-count="0" meta:object-count="0" meta:page-count="1" meta:paragraph-count="24" meta:word-count="279" meta:character-count="1652" meta:non-whitespace-character-count="1332"/>
    <meta:generator>LibreOffice/5.4.6.2$Windows_X86_64 LibreOffice_project/4014ce260a04f1026ba855d3b8d91541c224eab8</meta:generator>
  </office:meta>
</office:document-meta>
</file>